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T9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P10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14" style:parent-style-name="DefaultParagraphFont" style:family="text">
      <style:text-properties style:font-name="Arial" style:font-name-asian="Arial" style:font-name-complex="Arial"/>
    </style:style>
    <style:style style:name="P1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16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T17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P18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9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20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21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22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2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24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2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26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27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28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29" style:parent-style-name="DefaultParagraphFont" style:family="text">
      <style:text-properties style:font-name="Arial" style:font-name-asian="Arial" style:font-name-complex="Arial"/>
    </style:style>
    <style:style style:name="P30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31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T32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P3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34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3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6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7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8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9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40" style:parent-style-name="DefaultParagraphFont" style:family="text">
      <style:text-properties style:font-name="Arial" style:font-name-asian="Arial" style:font-name-complex="Arial"/>
    </style:style>
    <style:style style:name="T41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42" style:parent-style-name="DefaultParagraphFont" style:family="text">
      <style:text-properties style:font-name="Arial" style:font-name-asian="Arial" style:font-name-complex="Arial"/>
    </style:style>
    <style:style style:name="T43" style:parent-style-name="DefaultParagraphFont" style:family="text">
      <style:text-properties style:font-name="Arial" style:font-name-asian="Arial" style:font-name-complex="Arial"/>
    </style:style>
    <style:style style:name="T44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6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7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8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49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50" style:parent-style-name="DefaultParagraphFont" style:family="text">
      <style:text-properties style:font-name="Arial" style:font-name-asian="Arial" style:font-name-complex="Arial"/>
    </style:style>
    <style:style style:name="P51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52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5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4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55" style:parent-style-name="DefaultParagraphFont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56" style:parent-style-name="DefaultParagraphFont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57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P58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9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60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6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olumn63" style:family="table-column">
      <style:table-column-properties style:column-width="1.6729in" style:use-optimal-column-width="false"/>
    </style:style>
    <style:style style:name="TableColumn64" style:family="table-column">
      <style:table-column-properties style:column-width="1.6729in" style:use-optimal-column-width="false"/>
    </style:style>
    <style:style style:name="TableColumn65" style:family="table-column">
      <style:table-column-properties style:column-width="1.6729in" style:use-optimal-column-width="false"/>
    </style:style>
    <style:style style:name="TableColumn66" style:family="table-column">
      <style:table-column-properties style:column-width="1.6736in" style:use-optimal-column-width="false"/>
    </style:style>
    <style:style style:name="Table62" style:family="table">
      <style:table-properties style:width="6.6923in" fo:margin-left="0.0312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4" style:family="table-cell">
      <style:table-cell-properties fo:border="0.0034in solid #000000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</style:style>
    <style:style style:name="TableCell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</style:style>
    <style:style style:name="TableCell83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Cell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ableCell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ableCell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ableCell119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</style:style>
    <style:style style:name="TableCell1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</style:style>
    <style:style style:name="TableCell128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ableCell1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</style:style>
    <style:style style:name="TableCell1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</style:style>
    <style:style style:name="TableCell137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</style:style>
    <style:style style:name="TableCell1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</style:style>
    <style:style style:name="TableCell1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</style:style>
    <style:style style:name="TableCell146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</style:style>
    <style:style style:name="TableCell1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</style:style>
    <style:style style:name="TableCell1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</style:style>
    <style:style style:name="TableCell155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</style:style>
    <style:style style:name="TableCell1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</style:style>
    <style:style style:name="TableCell1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</style:style>
    <style:style style:name="TableCell164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</style:style>
    <style:style style:name="TableCell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</style:style>
    <style:style style:name="TableCell173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</style:style>
    <style:style style:name="TableCell1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</style:style>
    <style:style style:name="TableCell1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</style:style>
    <style:style style:name="TableCell182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</style:style>
  </office:automatic-styles>
  <office:body>
    <office:text text:use-soft-page-breaks="true">
      <text:p text:style-name="P1"><text:span text:style-name="T3">Blackbox test Story ID 60 <text:s/>"</text:span><text:span text:style-name="T4">Test av baskrav implementerade under sp10</text:span><text:span text:style-name="T5">"</text:span></text:p>
      <text:p text:style-name="P6"/>
      <text:p text:style-name="Standard"><text:span text:style-name="T7">Mål av test</text:span><text:s/>:</text:p>
      <text:p text:style-name="Standard">Är testa följande baskrav från<text:s/><text:a xlink:href="file:///C:/Users/dg222cs/Documents/GitHub/-1DV430-Induviduellt-Mjukvaruutvecklingsprojekt/Dokumentation/Vision_dg222cs.doc" office:target-frame-name="_top" xlink:show="replace">vision</text:a>.</text:p>
      <text:p text:style-name="Standard"/>
      <text:p text:style-name="Standard"><text:span text:style-name="T8">BK3.4<text:s/></text:span><text:span text:style-name="T9">Ljud ska spelas upp vid användning av vapen.</text:span></text:p>
      <text:p text:style-name="P10"/>
      <text:p text:style-name="Standard"/>
      <text:p text:style-name="Standard"><text:span text:style-name="T11">OBS Förkrav:</text:span><text:s/>Alla tester måste först besöka länk<text:s/><text:a xlink:href="http://grenmyr.github.io/-1DV430-Induviduellt-Mjukvaruutvecklingsprojekt/" office:target-frame-name="_top" xlink:show="replace">http://grenmyr.github.io/-1DV430-Induviduellt-Mjukvaruutvecklingsprojekt/</text:a></text:p>
      <text:p text:style-name="P12"/>
      <text:p text:style-name="Standard"><text:span text:style-name="T13">BK3.4<text:s/></text:span><text:span text:style-name="T14">Ljud ska spelas upp vid användning av vapen.</text:span></text:p>
      <text:p text:style-name="P15"/>
      <text:p text:style-name="Standard"><text:span text:style-name="T16">Förkrav:<text:s/></text:span><text:span text:style-name="T17">Initiera spel genom trycka startknapp på meny.</text:span></text:p>
      <text:p text:style-name="P18">Se kontroller keymap i spelvyn för vilka kontroller<text:s/>som kan användas.</text:p>
      <text:p text:style-name="P19"/>
      <text:p text:style-name="Standard"><text:span text:style-name="T20">Utförande:</text:span></text:p>
      <text:p text:style-name="P21">Case1:Användare skjuter mot fiende.</text:p>
      <text:p text:style-name="P22">Case 2: Användare skjuter mot textur. <text:s/></text:p>
      <text:p text:style-name="P23">Case 3: Användare skjuter utanför bana.</text:p>
      <text:p text:style-name="P24">Case 4 Användare hoppar.</text:p>
      <text:p text:style-name="P25">Case 5: AI träffar dig.</text:p>
      <text:p text:style-name="P26">Case 6: AI Missar dig.</text:p>
      <text:p text:style-name="P27"/>
      <text:p text:style-name="Standard">Test av<text:s/><text:span text:style-name="T28">BK 3.1</text:span><text:span text:style-name="T29"><text:s/>Enheternas kvarvarande hälsa ska visas.</text:span></text:p>
      <text:p text:style-name="P30"/>
      <text:p text:style-name="Standard"><text:span text:style-name="T31">Förkrav:<text:s/></text:span><text:span text:style-name="T32">Initiera spel genom trycka startknapp på meny.</text:span></text:p>
      <text:p text:style-name="P33"/>
      <text:p text:style-name="Standard"><text:span text:style-name="T34">Utförande:</text:span></text:p>
      <text:p text:style-name="P35">Case1:Användare skjuter mot fiende, om fiende träffas ska fiende förlora hälsa.</text:p>
      <text:p text:style-name="P36">Case 2: efter fyra träffar ska healthbar och spelet avslutas.</text:p>
      <text:p text:style-name="P37"/>
      <text:p text:style-name="P38">Se kontroller keymap i spelvy för vilka kontroller som kan användas.</text:p>
      <text:p text:style-name="P39"/>
      <text:p text:style-name="Standard"><text:span text:style-name="T40">Test av<text:s/></text:span><text:span text:style-name="T41">BK1.1<text:s/></text:span><text:span text:style-name="T42">Användare ska bara behöva</text:span><text:span text:style-name="T43"><text:s/>välja av befintliga banor för att starta omgång.</text:span></text:p>
      <text:p text:style-name="Standard"/>
      <text:p text:style-name="Standard"><text:span text:style-name="T44">Utförande:</text:span></text:p>
      <text:p text:style-name="P45">Case 1: Test av dropdown lista i meny val av stage1. Genom att avändare väljer stage1.</text:p>
      <text:p text:style-name="P46">Tryck sedan på Start knappen.</text:p>
      <text:p text:style-name="P47">Case 2: Test av dropdown lista i meny val av stage2. Genom att användare väljer stage2.</text:p>
      <text:p text:style-name="P48"/>
      <text:p text:style-name="Standard"><text:span text:style-name="T49">BK2.5<text:s/></text:span><text:span text:style-name="T50">Användare ska välja mellan minst 2 svårighetsgrader.</text:span></text:p>
      <text:p text:style-name="P51"/>
      <text:p text:style-name="Standard"><text:span text:style-name="T52">Utförande:</text:span></text:p>
      <text:p text:style-name="P53">Case 1: Test av dropdown lista i meny val Difficulty. Genom att användare väljer Normal.</text:p>
      <text:p text:style-name="P54">Tryck sedan på Start knappen.</text:p>
      <text:p text:style-name="Standard"><text:span text:style-name="T55">Case 2: Test av dropdown lista i meny val Difficulty</text:span><text:span text:style-name="T56">.<text:s/></text:span><text:span text:style-name="T57">Genom att användare väljer Hard.</text:span></text:p>
      <text:p text:style-name="P58">Tryck sedan på Start knappen.</text:p>
      <text:p text:style-name="P59"/>
      <text:p text:style-name="P60"/>
      <text:p text:style-name="P61"/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Test av BK</text:p>
          </table:table-cell>
          <table:table-cell table:style-name="TableCell70">
            <text:p text:style-name="P71">Beskrivning</text:p>
          </table:table-cell>
          <table:table-cell table:style-name="TableCell72">
            <text:p text:style-name="P73">Förväntat Resultat</text:p>
          </table:table-cell>
          <table:table-cell table:style-name="TableCell74">
            <text:p text:style-name="P75">Utfall</text:p>
          </table:table-cell>
        </table:table-row>
        <table:table-row table:style-name="TableRow76">
          <table:table-cell table:style-name="TableCell77">
            <text:p text:style-name="P78">BK3.4 Case 1</text:p>
          </table:table-cell>
          <table:table-cell table:style-name="TableCell79">
            <text:p text:style-name="P80">Test av ljudfil</text:p>
          </table:table-cell>
          <table:table-cell table:style-name="TableCell81">
            <text:p text:style-name="P82">Fuck ska höras</text:p>
          </table:table-cell>
          <table:table-cell table:style-name="TableCell83">
            <text:p text:style-name="P84">Fuck hörs</text:p>
          </table:table-cell>
        </table:table-row>
        <table:table-row table:style-name="TableRow85">
          <table:table-cell table:style-name="TableCell86">
            <text:p text:style-name="P87">BK3.4 Case 2</text:p>
          </table:table-cell>
          <table:table-cell table:style-name="TableCell88">
            <text:p text:style-name="P89">Test av ljudfil</text:p>
          </table:table-cell>
          <table:table-cell table:style-name="TableCell90">
            <text:p text:style-name="P91">Sucker ska höras</text:p>
          </table:table-cell>
          <table:table-cell table:style-name="TableCell92">
            <text:p text:style-name="P93">Sucker hörs</text:p>
          </table:table-cell>
        </table:table-row>
        <table:table-row table:style-name="TableRow94">
          <table:table-cell table:style-name="TableCell95">
            <text:p text:style-name="P96">BK3.4 Case 3</text:p>
          </table:table-cell>
          <table:table-cell table:style-name="TableCell97">
            <text:p text:style-name="P98">Test av<text:s/>ljudfil</text:p>
          </table:table-cell>
          <table:table-cell table:style-name="TableCell99">
            <text:p text:style-name="P100">Sucker ska höras</text:p>
          </table:table-cell>
          <table:table-cell table:style-name="TableCell101">
            <text:p text:style-name="P102">Sucker hörs</text:p>
          </table:table-cell>
        </table:table-row>
        <text:soft-page-break/>
        <table:table-row table:style-name="TableRow103">
          <table:table-cell table:style-name="TableCell104">
            <text:p text:style-name="P105">BK3.4 Case 4</text:p>
          </table:table-cell>
          <table:table-cell table:style-name="TableCell106">
            <text:p text:style-name="P107">Test av ljudfil</text:p>
          </table:table-cell>
          <table:table-cell table:style-name="TableCell108">
            <text:p text:style-name="P109">Hoppljud ska höras</text:p>
          </table:table-cell>
          <table:table-cell table:style-name="TableCell110">
            <text:p text:style-name="P111">Hoppljud hörs</text:p>
          </table:table-cell>
        </table:table-row>
        <table:table-row table:style-name="TableRow112">
          <table:table-cell table:style-name="TableCell113">
            <text:p text:style-name="P114">BK3.4 Case 5</text:p>
          </table:table-cell>
          <table:table-cell table:style-name="TableCell115">
            <text:p text:style-name="P116">Test av ljudfil</text:p>
          </table:table-cell>
          <table:table-cell table:style-name="TableCell117">
            <text:p text:style-name="P118">Fuck ska höras</text:p>
          </table:table-cell>
          <table:table-cell table:style-name="TableCell119">
            <text:p text:style-name="P120">Fuck hörs</text:p>
          </table:table-cell>
        </table:table-row>
        <table:table-row table:style-name="TableRow121">
          <table:table-cell table:style-name="TableCell122">
            <text:p text:style-name="P123">BK3.4 Case 6</text:p>
          </table:table-cell>
          <table:table-cell table:style-name="TableCell124">
            <text:p text:style-name="P125">Test av ljudfil</text:p>
          </table:table-cell>
          <table:table-cell table:style-name="TableCell126">
            <text:p text:style-name="P127">Sucker ska höras</text:p>
          </table:table-cell>
          <table:table-cell table:style-name="TableCell128">
            <text:p text:style-name="P129">Sucker hörs</text:p>
          </table:table-cell>
        </table:table-row>
        <table:table-row table:style-name="TableRow130">
          <table:table-cell table:style-name="TableCell131">
            <text:p text:style-name="P132">BK3.1 Case 1</text:p>
          </table:table-cell>
          <table:table-cell table:style-name="TableCell133">
            <text:p text:style-name="P134">Test av healthbar vid<text:s/>kollision.</text:p>
          </table:table-cell>
          <table:table-cell table:style-name="TableCell135">
            <text:p text:style-name="P136">Healthbar minskar vid träff.</text:p>
          </table:table-cell>
          <table:table-cell table:style-name="TableCell137">
            <text:p text:style-name="P138">Healthbar minskar vid träff.</text:p>
          </table:table-cell>
        </table:table-row>
        <table:table-row table:style-name="TableRow139">
          <table:table-cell table:style-name="TableCell140">
            <text:p text:style-name="P141">BK3.1 Case 2</text:p>
          </table:table-cell>
          <table:table-cell table:style-name="TableCell142">
            <text:p text:style-name="P143">Efter fyra träffar ska enhet dö.</text:p>
          </table:table-cell>
          <table:table-cell table:style-name="TableCell144">
            <text:p text:style-name="P145">När enhet dör ska spelet avslutas</text:p>
          </table:table-cell>
          <table:table-cell table:style-name="TableCell146">
            <text:p text:style-name="P147">Spelet avslutas</text:p>
          </table:table-cell>
        </table:table-row>
        <table:table-row table:style-name="TableRow148">
          <table:table-cell table:style-name="TableCell149">
            <text:p text:style-name="P150">BK1.1 Case1</text:p>
          </table:table-cell>
          <table:table-cell table:style-name="TableCell151">
            <text:p text:style-name="P152">Test av dropdown lista stage 1 i meny.</text:p>
          </table:table-cell>
          <table:table-cell table:style-name="TableCell153">
            <text:p text:style-name="P154">Vid val av bana 1 ska stage ett<text:s/>starta.</text:p>
          </table:table-cell>
          <table:table-cell table:style-name="TableCell155">
            <text:p text:style-name="P156">Bana 1 startas.</text:p>
          </table:table-cell>
        </table:table-row>
        <table:table-row table:style-name="TableRow157">
          <table:table-cell table:style-name="TableCell158">
            <text:p text:style-name="P159">BK1.1 Case2</text:p>
          </table:table-cell>
          <table:table-cell table:style-name="TableCell160">
            <text:p text:style-name="P161">Test av dropdown lista stage 2 i meny.</text:p>
          </table:table-cell>
          <table:table-cell table:style-name="TableCell162">
            <text:p text:style-name="P163">Vid val av bana 2 ska en annan stage starta.</text:p>
          </table:table-cell>
          <table:table-cell table:style-name="TableCell164">
            <text:p text:style-name="P165">stage 2 startas.</text:p>
          </table:table-cell>
        </table:table-row>
        <table:table-row table:style-name="TableRow166">
          <table:table-cell table:style-name="TableCell167">
            <text:p text:style-name="P168">BK2.5 Case1</text:p>
          </table:table-cell>
          <table:table-cell table:style-name="TableCell169">
            <text:p text:style-name="P170">Test av svårighetsgrad.</text:p>
          </table:table-cell>
          <table:table-cell table:style-name="TableCell171">
            <text:p text:style-name="P172">Vid val av "normal"<text:s/>i meny ska dina enheter ha fyra liv i healthbar.</text:p>
          </table:table-cell>
          <table:table-cell table:style-name="TableCell173">
            <text:p text:style-name="P174">Spelares enhet har fyra i healthbar.</text:p>
          </table:table-cell>
        </table:table-row>
        <table:table-row table:style-name="TableRow175">
          <table:table-cell table:style-name="TableCell176">
            <text:p text:style-name="P177">BK2.5 Case2</text:p>
          </table:table-cell>
          <table:table-cell table:style-name="TableCell178">
            <text:p text:style-name="P179">Test av svårighetsgrad.</text:p>
          </table:table-cell>
          <table:table-cell table:style-name="TableCell180">
            <text:p text:style-name="P181">Vid val av "hard"<text:s/>i meny ska dina enheter ha 2 liv i healthbar.</text:p>
          </table:table-cell>
          <table:table-cell table:style-name="TableCell182">
            <text:p text:style-name="P183">spelares har 2 i liv i healthbar.</text:p>
          </table:table-cell>
        </table:table-row>
      </table:table>
      <text:p text:style-name="Standard"/>
      <text:p text:style-name="Standard">Testkommentar</text:p>
      <text:p text:style-name="Standard">Jag har upptäckt en bugg utanför detta testfall i samband med testning. Och det är att AI rör sig igenom textur. Detta måste åtgärdas i kommande sprin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s/>David Grenmyr 2014-06-04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David Grenmyr</meta:initial-creator>
    <dc:creator>dg222cs</dc:creator>
    <meta:creation-date>2009-04-16T11:32:00Z</meta:creation-date>
    <dc:date>2014-06-06T10:11:00Z</dc:date>
    <meta:template xlink:href="Normal" xlink:type="simple"/>
    <meta:editing-cycles>1</meta:editing-cycles>
    <meta:editing-duration>PT20100S</meta:editing-duration>
    <meta:user-defined meta:name="Info 1"/>
    <meta:user-defined meta:name="Info 2"/>
    <meta:user-defined meta:name="Info 3"/>
    <meta:user-defined meta:name="Info 4"/>
    <meta:document-statistic meta:page-count="2" meta:paragraph-count="6" meta:word-count="497" meta:character-count="3128" meta:row-count="21" meta:non-whitespace-character-count="2637"/>
  </office:meta>
</office:document-meta>
</file>